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amain" svg:font-family="Alamain"/>
    <style:font-face style:name="Calibri1" svg:font-family="Calibri"/>
    <style:font-face style:name="Calibri Light" svg:font-family="'Calibri Light'"/>
    <style:font-face style:name="Alamain1" svg:font-family="Alamain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3.364cm"/>
    </style:style>
    <style:style style:name="pr7" style:family="presentation" style:parent-style-name="En-tête_20_de_20_sec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En-tête_20_de_20_section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En-tête_20_de_20_section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lamain" fo:font-size="28pt" fo:letter-spacing="normal" fo:font-style="normal" style:text-underline-style="none" fo:font-weight="normal" style:font-name-asian="Alamain" style:font-size-asian="28pt" style:font-style-asian="normal" style:font-weight-asian="normal" style:font-name-complex="Alamain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Alamain" style:font-size-asian="28pt" style:font-style-asian="normal" style:font-weight-asian="normal" style:font-name-complex="Alamain" style:font-size-complex="2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Alamain" style:font-size-asian="28pt" style:font-style-asian="normal" style:font-weight-asian="normal" style:font-name-complex="Alamain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Alamain" style:font-size-asian="24pt" style:font-style-asian="normal" style:font-weight-asian="normal" style:font-name-complex="Alamain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Un diaporama de test</text:span></text:p>
          </draw:text-box>
        </draw:frame>
        <draw:frame draw:name="Sous-titr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Par Yanis Ouakrim</text:span></text:p>
            <text:p text:style-name="P3"><text:span text:style-name="T2">IUT de Nantes / LS2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" draw:style-name="dp1" draw:master-page-name="Titre_20_et_20_contenu" presentation:presentation-page-layout-name="AL2T11">
        <draw:frame draw:name="Titr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Sommaire</text:span></text:p>
          </draw:text-box>
        </draw:frame>
        <draw:frame draw:name="Espace réservé du contenu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Partie 1 : Typer les information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Quels types pour quelles informations ?</text:span></text:p>
                  </text:list-item>
                </text:list>
              </text:list-item>
              <text:list-item>
                <text:p text:style-name="P8"><text:span text:style-name="T4">Partie 2 : Inférer la structure logiq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tie 1 : Typer les information" draw:style-name="dp1" draw:master-page-name="En-tête_20_de_20_section">
        <draw:frame draw:name="Titre 1" presentation:style-name="pr7" draw:text-style-name="P2" draw:layer="layout" svg:width="29.209cm" svg:height="7.923cm" svg:x="2.311cm" svg:y="4.749cm" presentation:class="title" presentation:user-transformed="true">
          <draw:text-box>
            <text:p text:style-name="P11"><text:span text:style-name="T1">Partie 1 : Typer les information</text:span></text:p>
          </draw:text-box>
        </draw:frame>
        <draw:frame draw:name="Espace réservé du texte 2" presentation:style-name="pr8" draw:text-style-name="P12" draw:layer="layout" svg:width="29.209cm" svg:height="4.166cm" svg:x="2.311cm" svg:y="12.7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ls types pour quelles informations ?" draw:style-name="dp1" draw:master-page-name="Titre_20_et_20_contenu" presentation:presentation-page-layout-name="AL2T11">
        <draw:frame draw:name="Titr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Quels types pour quelles informations ?</text:span></text:p>
          </draw:text-box>
        </draw:frame>
        <draw:frame draw:name="Espace réservé du contenu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On cherchera à déterminer l’intérêt </text:span><text:span text:style-name="T5">pédagogique</text:span><text:span text:style-name="T4"> des </text:span><text:span text:style-name="T6">diapositives</text:span></text:p>
              </text:list-item>
              <text:list-item>
                <text:p text:style-name="P8"><text:span text:style-name="T4">Pour cela on cherchera à typer les </text:span><text:span text:style-name="T7">diapositives</text:span></text:p>
              </text:list-item>
              <text:list-item>
                <text:p text:style-name="P8"><text:span text:style-name="T8">On </text:span><text:span text:style-name="T9">distinguera</text:span><text:span text:style-name="T8"> plusieurs TYPES 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0">Exemple</text:span></text:p>
                  </text:list-item>
                  <text:list-item>
                    <text:p text:style-name="P9"><text:span text:style-name="T10">Conclusion</text:span></text:p>
                  </text:list-item>
                  <text:list-item>
                    <text:p text:style-name="P9"><text:span text:style-name="T10">Introduction</text:span></text:p>
                  </text:list-item>
                  <text:list-item>
                    <text:p text:style-name="P9"><text:span text:style-name="T10">Etc.</text:span></text:p>
                  </text:list-item>
                </text:list>
              </text:list-item>
            </text:list>
            <text:p text:style-name="P13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mple" draw:style-name="dp1" draw:master-page-name="Titre_20_et_20_contenu" presentation:presentation-page-layout-name="AL2T11">
        <draw:frame draw:name="Titr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xemple</text:span></text:p>
          </draw:text-box>
        </draw:frame>
        <draw:frame draw:name="Espace réservé du contenu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Une diapositive a le titre </text:span><text:span text:style-name="T11">exe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amain" svg:font-family="Alamain"/>
    <style:font-face style:name="Calibri1" svg:font-family="Calibri"/>
    <style:font-face style:name="Calibri Light" svg:font-family="'Calibri Light'"/>
    <style:font-face style:name="Alamain1" svg:font-family="Alamain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En-tête_20_de_20_section-background" style:display-name="En-tête de section-background" style:family="presentation">
      <style:graphic-properties draw:stroke="none" draw:fill="solid" draw:fill-color="#ffffff"/>
      <style:text-properties style:letter-kerning="true"/>
    </style:style>
    <style:style style:name="En-tête_20_de_20_section-backgroundobjects" style:display-name="En-têt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-tête_20_de_20_section-notes" style:display-name="En-têt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-tête_20_de_20_section-outline1" style:display-name="En-tête de section-outline1" style:family="presentation">
      <style:graphic-properties draw:stroke="none" draw:fill="none" draw:auto-grow-height="false" draw:fit-to-size="shrink-to-fit">
        <text:list-style style:name="En-tête_20_de_20_section-outline1" style:display-name="En-tête de 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En-tête_20_de_20_section-outline2" style:display-name="En-tête de section-outline2" style:family="presentation" style:parent-style-name="En-tête_20_de_20_sectio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-tête_20_de_20_section-outline3" style:display-name="En-tête de section-outline3" style:family="presentation" style:parent-style-name="En-tête_20_de_20_sectio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-tête_20_de_20_section-outline4" style:display-name="En-tête de section-outline4" style:family="presentation" style:parent-style-name="En-tête_20_de_20_sectio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-tête_20_de_20_section-outline5" style:display-name="En-tête de section-outline5" style:family="presentation" style:parent-style-name="En-tête_20_de_20_section-outline4">
      <style:paragraph-properties fo:margin-top="0.1cm" fo:margin-bottom="0cm"/>
      <style:text-properties fo:font-size="20pt" style:font-size-asian="20pt" style:font-size-complex="20pt"/>
    </style:style>
    <style:style style:name="En-tête_20_de_20_section-outline6" style:display-name="En-tête de section-outline6" style:family="presentation" style:parent-style-name="En-tête_20_de_20_section-outline5">
      <style:paragraph-properties fo:margin-top="0.1cm" fo:margin-bottom="0cm"/>
      <style:text-properties fo:font-size="20pt" style:font-size-asian="20pt" style:font-size-complex="20pt"/>
    </style:style>
    <style:style style:name="En-tête_20_de_20_section-outline7" style:display-name="En-tête de section-outline7" style:family="presentation" style:parent-style-name="En-tête_20_de_20_section-outline6">
      <style:paragraph-properties fo:margin-top="0.1cm" fo:margin-bottom="0cm"/>
      <style:text-properties fo:font-size="20pt" style:font-size-asian="20pt" style:font-size-complex="20pt"/>
    </style:style>
    <style:style style:name="En-tête_20_de_20_section-outline8" style:display-name="En-tête de section-outline8" style:family="presentation" style:parent-style-name="En-tête_20_de_20_section-outline7">
      <style:paragraph-properties fo:margin-top="0.1cm" fo:margin-bottom="0cm"/>
      <style:text-properties fo:font-size="20pt" style:font-size-asian="20pt" style:font-size-complex="20pt"/>
    </style:style>
    <style:style style:name="En-tête_20_de_20_section-outline9" style:display-name="En-tête de section-outline9" style:family="presentation" style:parent-style-name="En-tête_20_de_20_section-outline8">
      <style:paragraph-properties fo:margin-top="0.1cm" fo:margin-bottom="0cm"/>
      <style:text-properties fo:font-size="20pt" style:font-size-asian="20pt" style:font-size-complex="20pt"/>
    </style:style>
    <style:style style:name="En-tête_20_de_20_section-subtitle" style:display-name="En-tête de section-subtitle" style:family="presentation">
      <style:graphic-properties draw:stroke="none" draw:fill="none" draw:textarea-vertical-align="middle">
        <text:list-style style:name="En-tête_20_de_20_section-subtitle" style:display-name="En-tête de 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-tête_20_de_20_section-title" style:display-name="En-tête de section-title" style:family="presentation">
      <style:graphic-properties draw:stroke="none" draw:fill="none" draw:textarea-vertical-align="middle">
        <text:list-style style:name="En-tête_20_de_20_section-title" style:display-name="En-tête de 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En-tête_20_de_20_sec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En-tête_20_de_20_sec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En-tête_20_de_20_sec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En-tête_20_de_20_sec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n-tête_20_de_20_sec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text-align="start"/>
      <style:text-properties fo:font-size="24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quez et modifiez le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5-24">24/05/2017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quez et modifiez le titre</text:span></text:p>
        </draw:text-box>
      </draw:frame>
      <draw:frame draw:name="Espace réservé du contenu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quez pour modifier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5-24">24/05/2017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En-tête_20_de_20_section" style:display-name="En-tête de section" style:page-layout-name="PM1" draw:style-name="Mdp1">
      <draw:frame draw:name="Titre 1" presentation:style-name="Mpr1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Cliquez et modifiez le titre</text:span></text:p>
        </draw:text-box>
      </draw:frame>
      <draw:frame draw:name="Espace réservé du texte 2" presentation:style-name="Mpr11" draw:text-style-name="MP19" draw:layer="backgroundobjects" svg:width="29.209cm" svg:height="4.166cm" svg:x="2.311cm" svg:y="12.749cm" presentation:class="outline" presentation:user-transformed="true">
        <draw:text-box>
          <text:list text:style-name="ML5">
            <text:list-item>
              <text:p text:style-name="MP17"><text:span text:style-name="MT8">Click to edit the outline text format</text:span></text:p>
              <text:list>
                <text:list-item>
                  <text:p text:style-name="MP17"><text:span text:style-name="MT8">Second Outline Level</text:span></text:p>
                  <text:list>
                    <text:list-item>
                      <text:p text:style-name="MP17"><text:span text:style-name="MT8">Third Outline Level</text:span></text:p>
                      <text:list>
                        <text:list-item>
                          <text:p text:style-name="MP17"><text:span text:style-name="MT8">Fourth Outline Level</text:span></text:p>
                          <text:list>
                            <text:list-item>
                              <text:p text:style-name="MP17"><text:span text:style-name="MT8">Fifth Outline Level</text:span></text:p>
                              <text:list>
                                <text:list-item>
                                  <text:p text:style-name="MP17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8">Seventh Outline LevelCliquez pour modifier les styles du texte du masque</text:span></text:p>
        </draw:text-box>
      </draw:frame>
      <draw:frame draw:name="Espace réservé de la date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5-24">24/05/2017</text:date></text:span></text:p>
        </draw:text-box>
      </draw:frame>
      <draw:frame draw:name="Espace réservé du pied de page 4" presentation:style-name="Mpr1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En-tête_20_de_20_section-title" draw:layer="backgroundobjects" svg:width="19.798cm" svg:height="11.136cm" svg:x="0.6cm" svg:y="2.257cm" presentation:class="page"/>
        <draw:frame presentation:style-name="En-tête_20_d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n diaporama de test</dc:title>
    <meta:initial-creator>Yanis Ouakrim</meta:initial-creator>
    <dc:creator>Yanis Ouakrim</dc:creator>
    <meta:editing-cycles>4</meta:editing-cycles>
    <meta:creation-date>2017-05-22T13:28:27</meta:creation-date>
    <dc:date>2017-05-23T11:16:50</dc:date>
    <meta:editing-duration>PT21H48M</meta:editing-duration>
    <meta:generator>LibreOffice/5.1.6.2$Linux_X86_64 LibreOffice_project/10m0$Build-2</meta:generator>
    <meta:document-statistic meta:object-count="63"/>
    <meta:user-defined meta:name="AppVersion">15.002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